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5.259cm" table:align="center"/>
    </style:style>
    <style:style style:name="Tabelle1.A" style:family="table-column">
      <style:table-column-properties style:column-width="4.223cm"/>
    </style:style>
    <style:style style:name="Tabelle1.D" style:family="table-column">
      <style:table-column-properties style:column-width="2.591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8" style:family="table-row">
      <style:table-row-properties style:min-row-height="0.332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background-color="#e6e6e6">
        <style:background-image/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Example">
      <style:paragraph-properties fo:background-color="#e6e6e6">
        <style:background-image/>
      </style:paragraph-properties>
    </style:style>
    <style:style style:name="P9" style:family="paragraph" style:parent-style-name="Example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2.487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1.217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1.217cm" fo:margin-right="0cm" fo:text-align="start" style:justify-single-word="false" fo:text-indent="0cm" style:auto-text-indent="false" style:text-autospace="none"/>
      <style:text-properties fo:color="#000000" style:font-name="Times New Roman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" style:family="paragraph" style:parent-style-name="Standard">
      <style:paragraph-properties fo:margin-left="1.217cm" fo:margin-right="0cm" fo:text-align="start" style:justify-single-word="false" fo:text-indent="0cm" style:auto-text-indent="false" style:text-autospace="none"/>
      <style:text-properties fo:color="#000000" style:font-name="Times New Roman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able_20_Contents">
      <style:paragraph-properties fo:margin-left="1.217cm" fo:margin-right="0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margin-left="1.217cm" fo:margin-right="0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2.434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2.434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2.514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2.514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3.731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3.731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RoleStyle">
      <style:paragraph-properties fo:margin-left="0cm" fo:margin-right="0cm" fo:text-indent="0cm" style:auto-text-indent="false"/>
    </style:style>
    <style:style style:name="P24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2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2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2.54cm" fo:margin-right="1.482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2.487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1.217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Example" style:list-style-name="L5"/>
    <style:style style:name="P38" style:family="paragraph" style:parent-style-name="Example" style:list-style-name="L5"/>
    <style:style style:name="P39" style:family="paragraph" style:parent-style-name="Example" style:list-style-name="L5"/>
    <style:style style:name="P40" style:family="paragraph" style:parent-style-name="Example" style:list-style-name="L5"/>
    <style:style style:name="P41" style:family="paragraph" style:parent-style-name="Example" style:list-style-name="L5"/>
    <style:style style:name="P42" style:family="paragraph" style:parent-style-name="Example" style:list-style-name="L5"/>
    <style:style style:name="P43" style:family="paragraph" style:parent-style-name="Example" style:list-style-name="L6"/>
    <style:style style:name="P44" style:family="paragraph" style:parent-style-name="Example" style:list-style-name="L5"/>
    <style:style style:name="P45" style:family="paragraph" style:parent-style-name="Example" style:list-style-name="L3">
      <style:paragraph-properties fo:background-color="#e6e6e6">
        <style:background-image/>
      </style:paragraph-properties>
    </style:style>
    <style:style style:name="P46" style:family="paragraph" style:parent-style-name="Example" style:list-style-name="L4">
      <style:paragraph-properties fo:background-color="#e6e6e6">
        <style:background-image/>
      </style:paragraph-properties>
    </style:style>
    <style:style style:name="P47" style:family="paragraph" style:parent-style-name="Example" style:list-style-name="L4">
      <style:paragraph-properties fo:background-color="#e6e6e6">
        <style:background-image/>
      </style:paragraph-properties>
    </style:style>
    <style:style style:name="P48" style:family="paragraph" style:parent-style-name="Example" style:list-style-name="L4">
      <style:paragraph-properties fo:background-color="#e6e6e6">
        <style:background-image/>
      </style:paragraph-properties>
    </style:style>
    <style:style style:name="P49" style:family="paragraph" style:parent-style-name="Example" style:list-style-name="L4">
      <style:paragraph-properties fo:background-color="#e6e6e6">
        <style:background-image/>
      </style:paragraph-properties>
    </style:style>
    <style:style style:name="P50" style:family="paragraph" style:parent-style-name="Example" style:list-style-name="L4">
      <style:paragraph-properties fo:background-color="#e6e6e6">
        <style:background-image/>
      </style:paragraph-properties>
    </style:style>
    <style:style style:name="P51" style:family="paragraph" style:parent-style-name="Example" style:list-style-name="L4">
      <style:paragraph-properties fo:background-color="#e6e6e6">
        <style:background-image/>
      </style:paragraph-properties>
    </style:style>
    <style:style style:name="P52" style:family="paragraph" style:parent-style-name="Example" style:list-style-name="L4">
      <style:paragraph-properties fo:background-color="#e6e6e6">
        <style:background-image/>
      </style:paragraph-properties>
    </style:style>
    <style:style style:name="P53" style:family="paragraph" style:parent-style-name="Example" style:list-style-name="L4">
      <style:paragraph-properties fo:background-color="#e6e6e6">
        <style:background-image/>
      </style:paragraph-properties>
    </style:style>
    <style:style style:name="T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7cm"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2.626cm" text:min-label-width="0.635cm"/>
      </text:list-level-style-number>
      <text:list-level-style-number text:level="3" style:num-suffix="." style:num-format="1" text:display-levels="3">
        <style:list-level-properties text:space-before="3.983cm" text:min-label-width="0.635cm"/>
      </text:list-level-style-number>
      <text:list-level-style-number text:level="4" style:num-suffix="." style:num-format="1" text:display-levels="4">
        <style:list-level-properties text:space-before="5.339cm" text:min-label-width="0.635cm"/>
      </text:list-level-style-number>
      <text:list-level-style-number text:level="5" style:num-suffix="." style:num-format="1" text:display-levels="5">
        <style:list-level-properties text:space-before="6.696cm" text:min-label-width="0.635cm"/>
      </text:list-level-style-number>
      <text:list-level-style-number text:level="6" style:num-suffix="." style:num-format="1" text:display-levels="6">
        <style:list-level-properties text:space-before="8.052cm" text:min-label-width="0.635cm"/>
      </text:list-level-style-number>
      <text:list-level-style-number text:level="7" style:num-suffix="." style:num-format="1" text:display-levels="7">
        <style:list-level-properties text:space-before="9.409cm" text:min-label-width="0.635cm"/>
      </text:list-level-style-number>
      <text:list-level-style-number text:level="8" style:num-suffix="." style:num-format="1" text:display-levels="8">
        <style:list-level-properties text:space-before="10.765cm" text:min-label-width="0.635cm"/>
      </text:list-level-style-number>
      <text:list-level-style-number text:level="9" style:num-suffix="." style:num-format="1" text:display-levels="9">
        <style:list-level-properties text:space-before="12.121cm" text:min-label-width="0.635cm"/>
      </text:list-level-style-number>
      <text:list-level-style-number text:level="10" style:num-suffix="." style:num-format="1" text:display-levels="10">
        <style:list-level-properties text:space-before="13.478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4.44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5.719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6.9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8.26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9.53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0.806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2.07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3.349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4.621cm" text:min-label-width="0.635cm"/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space-before="3.81cm" text:min-label-width="0.635cm"/>
      </text:list-level-style-number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text:style-name="Numbering_20_Symbols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3.752cm" text:min-label-width="0.635cm"/>
      </text:list-level-style-number>
      <text:list-level-style-number text:level="2" text:style-name="Numbering_20_Symbols" style:num-suffix="." style:num-format="1">
        <style:list-level-properties text:space-before="5.022cm" text:min-label-width="0.635cm"/>
      </text:list-level-style-number>
      <text:list-level-style-number text:level="3" text:style-name="Numbering_20_Symbols" style:num-suffix="." style:num-format="1">
        <style:list-level-properties text:space-before="6.292cm" text:min-label-width="0.635cm"/>
      </text:list-level-style-number>
      <text:list-level-style-number text:level="4" text:style-name="Numbering_20_Symbols" style:num-suffix="." style:num-format="1">
        <style:list-level-properties text:space-before="7.562cm" text:min-label-width="0.635cm"/>
      </text:list-level-style-number>
      <text:list-level-style-number text:level="5" text:style-name="Numbering_20_Symbols" style:num-suffix="." style:num-format="1">
        <style:list-level-properties text:space-before="8.832cm" text:min-label-width="0.635cm"/>
      </text:list-level-style-number>
      <text:list-level-style-number text:level="6" text:style-name="Numbering_20_Symbols" style:num-suffix="." style:num-format="1">
        <style:list-level-properties text:space-before="10.102cm" text:min-label-width="0.635cm"/>
      </text:list-level-style-number>
      <text:list-level-style-number text:level="7" text:style-name="Numbering_20_Symbols" style:num-suffix="." style:num-format="1">
        <style:list-level-properties text:space-before="11.372cm" text:min-label-width="0.635cm"/>
      </text:list-level-style-number>
      <text:list-level-style-number text:level="8" text:style-name="Numbering_20_Symbols" style:num-suffix="." style:num-format="1">
        <style:list-level-properties text:space-before="12.642cm" text:min-label-width="0.635cm"/>
      </text:list-level-style-number>
      <text:list-level-style-number text:level="9" text:style-name="Numbering_20_Symbols" style:num-suffix="." style:num-format="1">
        <style:list-level-properties text:space-before="13.912cm" text:min-label-width="0.635cm"/>
      </text:list-level-style-number>
      <text:list-level-style-number text:level="10" text:style-name="Numbering_20_Symbols" style:num-suffix="." style:num-format="1">
        <style:list-level-properties text:space-before="15.182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itle>PHProjekt 6.0 Access Control</text:title></text:p>
      <text:p text:style-name="P2"/>
      <text:p text:style-name="P1">Version 0.<text:editing-cycles>14</text:editing-cycles></text:p>
      <text:p text:style-name="P1"/>
      <text:p text:style-name="P1"/>
      <text:p text:style-name="P1"/>
      <text:p text:style-name="P1">Nina Schmitt, David Soria Parra</text:p>
      <text:p text:style-name="P6">Mayflower GmbH</text:p>
      <text:p text:style-name="P1"/>
      <text:p text:style-name="P1"/>
      <text:p text:style-name="P1"/>
      <text:p text:style-name="P1">Last modified on <text:modification-date style:data-style-name="N37">10.07.07</text:modification-date></text:p>
      <text:p text:style-name="P1"/>
      <text:p text:style-name="P1"/>
      <text:p text:style-name="P1"/>
      <text:p text:style-name="Standard"/>
      <text:list text:style-name="L1">
        <text:list-item>
          <text:p text:style-name="P24">Terms</text:p>
        </text:list-item>
      </text:list>
      <text:list text:style-name="L2">
        <text:list-item>
          <text:p text:style-name="P25">Basics</text:p>
        </text:list-item>
      </text:list>
      <text:p text:style-name="P19"><text:span text:style-name="T4">PHProjekt has a hierarchical projcet tree. Rights are applied to project nodes a</text:span>nd to project node related items like e.g. todos, files, etc.</text:p>
      <text:p text:style-name="P5"/>
      <text:p text:style-name="P34">Every item like an todo, a calendar entry, etc is owned by an project. Items without an project relation will be owned by the root project.</text:p>
      <text:p text:style-name="P5"><text:tab/><text:tab/></text:p>
      <text:p text:style-name="P7"><text:tab/><text:tab/>Example:</text:p>
      <text:p text:style-name="P7"><text:tab/><text:tab/><text:tab/>/ROOT</text:p>
      <text:p text:style-name="P7"><text:tab/><text:tab/><text:tab/> -&gt; Project 1</text:p>
      <text:p text:style-name="P7"><text:tab/><text:tab/><text:tab/><text:tab/>-&gt; Project 3</text:p>
      <text:p text:style-name="P7"><text:tab/><text:tab/><text:tab/><text:tab/>-&gt; Project 4</text:p>
      <text:p text:style-name="P7"><text:tab/><text:tab/><text:tab/><text:tab/><text:tab/>-&gt; Project 5</text:p>
      <text:p text:style-name="P7"><text:tab/><text:tab/><text:tab/>-&gt; Project 2</text:p>
      <text:p text:style-name="P5"/>
      <text:list text:style-name="L2" text:continue-numbering="true">
        <text:list-item>
          <text:p text:style-name="P25">RBAC: Role based access control</text:p>
          <text:p text:style-name="P29">Roles are defined sets of (functional) permissions.</text:p>
        </text:list-item>
      </text:list>
      <text:list text:style-name="L3">
        <text:list-item>
          <text:list>
            <text:list-header>
              <text:p text:style-name="P30"/>
              <text:p text:style-name="P45">Example:</text:p>
            </text:list-header>
          </text:list>
        </text:list-item>
      </text:list>
      <text:p text:style-name="P8"><text:tab/><text:tab/>Rolename: </text:p>
      <text:p text:style-name="P8"><text:tab/><text:tab/><text:tab/>Senior Developer</text:p>
      <text:p text:style-name="P8"><text:tab/><text:tab/>Rights:</text:p>
      <text:list text:style-name="L4">
        <text:list-item>
          <text:p text:style-name="P46">Todos:</text:p>
          <text:list>
            <text:list-item>
              <text:p text:style-name="P46">Read</text:p>
            </text:list-item>
            <text:list-item>
              <text:p text:style-name="P46">Update</text:p>
            </text:list-item>
            <text:list-item>
              <text:p text:style-name="P46">Access</text:p>
            </text:list-item>
            <text:list-item>
              <text:p text:style-name="P46">Create</text:p>
            </text:list-item>
          </text:list>
        </text:list-item>
        <text:list-item>
          <text:p text:style-name="P46">Files</text:p>
          <text:list>
            <text:list-item>
              <text:p text:style-name="P46">Read</text:p>
            </text:list-item>
            <text:list-item>
              <text:p text:style-name="P46">Update</text:p>
            </text:list-item>
          </text:list>
        </text:list-item>
      </text:list>
      <text:p text:style-name="P4"/>
      <text:list text:style-name="L2" text:continue-numbering="true">
        <text:list-item>
          <text:list text:continue-numbering="true">
            <text:list-item>
              <text:p text:style-name="P29"><text:span text:style-name="T6"><text:s/></text:span><text:span text:style-name="T1">Applying roles</text:span></text:p>
            </text:list-item>
          </text:list>
        </text:list-item>
      </text:list>
      <text:p text:style-name="P21"><text:span text:style-name="T2">Roles are applied to project nodes on a per user manner. </text:span>For each project node and user there is a clear relation between</text:p>
      <text:p text:style-name="P20"/>
      <text:p text:style-name="P20"><text:tab/><text:tab/>PROJECT &lt;-&gt; USER &lt;-&gt; ROLE</text:p>
      <text:p text:style-name="P20"/>
      <text:p text:style-name="P22"><text:span text:style-name="T2">E.g.: a user has the role „Senior Developer“ on Project 1 and the role „Administrator“ on Project 2. Role based access control is applied to all project related items of a project </text:span>and are combined with DACs.</text:p>
      <text:p text:style-name="P5"/>
      <text:list text:style-name="L2" text:continue-numbering="true">
        <text:list-item>
          <text:list text:continue-numbering="true">
            <text:list-item>
              <text:p text:style-name="P29"><text:span text:style-name="T6"><text:s/></text:span><text:span text:style-name="T5">Rights definition</text:span></text:p>
            </text:list-item>
          </text:list>
        </text:list-item>
      </text:list>
      <text:p text:style-name="P23"><text:span text:style-name="T1"><text:tab/><text:tab/><text:tab/></text:span><text:span text:style-name="T3">Read</text:span><text:span text:style-name="T2">:</text:span></text:p>
      <text:p text:style-name="RoleStyle">The user is able to read items or project data</text:p>
      <text:p text:style-name="P4"><text:span text:style-name="T2"><text:tab/><text:tab/><text:tab/></text:span><text:span text:style-name="T3">Update</text:span><text:span text:style-name="T2">:</text:span></text:p>
      <text:p text:style-name="RoleStyle">The user is able to update / edit items or project data</text:p>
      <text:p text:style-name="P4"><text:span text:style-name="T2"><text:tab/><text:tab/><text:tab/></text:span><text:span text:style-name="T3">Access</text:span><text:span text:style-name="T2">:</text:span></text:p>
      <text:p text:style-name="P4"><text:span text:style-name="T2"><text:tab/><text:tab/><text:tab/><text:tab/>Passthrough right.</text:span></text:p>
      <text:p text:style-name="RoleStyle"><text:span text:style-name="T2">The user has access to the project and subprojects In a hierarchical structure </text:span>this means, that the user is able to see subnodes but isn't </text:p>
      <text:p text:style-name="RoleStyle">able to read the node itself. A tree like </text:p>
      <text:p text:style-name="P5"><text:tab/><text:tab/><text:tab/><text:tab/></text:p>
      <text:p text:style-name="Example"><text:tab/><text:tab/><text:tab/><text:tab/>/ROOT</text:p>
      <text:p text:style-name="Example"><text:tab/><text:tab/><text:tab/><text:tab/>-&gt; Project 1 <text:s/><text:tab/><text:tab/><text:tab/>(read, access)</text:p>
      <text:p text:style-name="Example"><text:tab/><text:tab/><text:tab/><text:tab/><text:tab/>-&gt; NOT VISIBLE <text:tab/>(access)</text:p>
      <text:p text:style-name="Example"><text:tab/><text:tab/><text:tab/><text:tab/><text:tab/><text:tab/>-&gt; Project 5<text:tab/>(read, access)</text:p>
      <text:p text:style-name="Example"><text:tab/><text:tab/><text:tab/><text:tab/><text:tab/>-&gt;Project 4<text:tab/><text:tab/>(read, access)</text:p>
      <text:p text:style-name="Example"><text:tab/><text:tab/><text:tab/><text:tab/>-&gt; Project 2<text:tab/><text:tab/><text:tab/>(read, access)</text:p>
      <text:p text:style-name="Example"/>
      <text:p text:style-name="RoleStyle">will be displayed. <text:span text:style-name="T5">If a user doesn't have access to a project node due to his role, he isn't allowed to view elements from the subtree even he has access rights there.</text:span></text:p>
      <text:p text:style-name="P5"/>
      <text:p text:style-name="P4"><text:span text:style-name="T2"><text:tab/><text:tab/><text:tab/></text:span><text:span text:style-name="T3">Create</text:span><text:span text:style-name="T2">:</text:span></text:p>
      <text:p text:style-name="RoleStyle">The user is able to create new items</text:p>
      <text:p text:style-name="P4"><text:span text:style-name="T2"><text:tab/><text:tab/><text:tab/></text:span><text:span text:style-name="T3">Delete</text:span><text:span text:style-name="T2">:</text:span></text:p>
      <text:p text:style-name="RoleStyle">The user is able to delete items</text:p>
      <text:p text:style-name="P5"/>
      <text:p text:style-name="P5"/>
      <text:list text:style-name="L2" text:continue-numbering="true">
        <text:list-item>
          <text:p text:style-name="P25">DAC: Discretionary access control</text:p>
        </text:list-item>
      </text:list>
      <text:p text:style-name="P10">Per user based access control on an item. This control applies to particular items, </text:p>
      <text:p text:style-name="P10">e.g. a calendar entry.</text:p>
      <text:p text:style-name="P5"><text:tab/><text:tab/></text:p>
      <text:p text:style-name="P5"><text:tab/><text:tab/>Example:</text:p>
      <text:p text:style-name="P5"><text:tab/><text:tab/><text:tab/>A user gets read, write access to an calendar entry.</text:p>
      <text:p text:style-name="P5"/>
      <text:p text:style-name="P5"><text:tab/><text:tab/><text:tab/>Project 1 </text:p>
      <text:p text:style-name="P3"><text:span text:style-name="T2"><text:tab/><text:tab/><text:tab/><text:tab/></text:span><text:span text:style-name="T3">TODO: Write a documentation</text:span></text:p>
      <text:p text:style-name="P5"><text:tab/><text:tab/><text:tab/><text:tab/>Access rights for <text:s/>„User 1“: read, write</text:p>
      <text:p text:style-name="P5"/>
      <text:p text:style-name="P5"/>
      <text:p text:style-name="P5"/>
      <text:p text:style-name="P5"/>
      <text:p text:style-name="P5"/>
      <text:list text:style-name="L1" text:continue-numbering="true">
        <text:list-item>
          <text:p text:style-name="P33">How to know if a user has a access to an item: Combination of DAC and RBAC</text:p>
        </text:list-item>
      </text:list>
      <text:p text:style-name="P11">At the moment we have role based access control (RBAC) that define a set of function rights</text:p>
      <text:p text:style-name="P11">applied to a user on a per project basis. Furthermore we have a finer granulated access </text:p>
      <text:p text:style-name="P11">control on a per item basis using DACs.</text:p>
      <text:p text:style-name="P11">To find out if a user is able to read an item we have to combine both.</text:p>
      <text:p text:style-name="P11"/>
      <text:p text:style-name="P11">Definition:</text:p>
      <text:p text:style-name="P16"><text:span text:style-name="T1">The resulting access of an user is the intersection of both <text:s/></text:span>access systems </text:p>
      <text:p text:style-name="P16"><text:span text:style-name="T1">DAC and RBAC. </text:span>The intersection is build using the role definition for a user on </text:p>
      <text:p text:style-name="P16">the project that <text:span text:style-name="T1">owns the item and the item based access controls itself.</text:span></text:p>
      <text:p text:style-name="P17"/>
      <text:p text:style-name="P11">This means, a user has only access to an project related item if his role allows him to</text:p>
      <text:p text:style-name="P11">read items and there is no item based restriction.</text:p>
      <text:p text:style-name="P11"/>
      <text:p text:style-name="P18">To get concrete intersections between RBACs and DACs a clear mapping of </text:p>
      <text:p text:style-name="P18">function rights (actions) like „create, access, write“ to DACs (read,write) are needed.</text:p>
      <text:p text:style-name="P18">Its defined as:</text:p>
      <text:p text:style-name="P12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5">Read</text:p>
          </table:table-cell>
          <table:table-cell table:style-name="Tabelle1.A1" office:value-type="string">
            <text:p text:style-name="P15">Write</text:p>
          </table:table-cell>
          <table:table-cell table:style-name="Tabelle1.D1" office:value-type="string">
            <text:p text:style-name="P15">admin</text:p>
          </table:table-cell>
        </table:table-row>
        <table:table-row>
          <table:table-cell table:style-name="Tabelle1.A2" office:value-type="string">
            <text:p text:style-name="P15">read</text:p>
          </table:table-cell>
          <table:table-cell table:style-name="Tabelle1.A2" office:value-type="string">
            <text:p text:style-name="P15">x</text:p>
          </table:table-cell>
          <table:table-cell table:style-name="Tabelle1.A2" office:value-type="string">
            <text:p text:style-name="P15"/>
          </table:table-cell>
          <table:table-cell table:style-name="Tabelle1.D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5">update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>x</text:p>
          </table:table-cell>
          <table:table-cell table:style-name="Tabelle1.D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5">access</text:p>
          </table:table-cell>
          <table:table-cell table:style-name="Tabelle1.A2" office:value-type="string">
            <text:p text:style-name="P15">x</text:p>
          </table:table-cell>
          <table:table-cell table:style-name="Tabelle1.A2" office:value-type="string">
            <text:p text:style-name="P15"/>
          </table:table-cell>
          <table:table-cell table:style-name="Tabelle1.D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5">create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>x</text:p>
          </table:table-cell>
          <table:table-cell table:style-name="Tabelle1.D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5">copy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>x</text:p>
          </table:table-cell>
          <table:table-cell table:style-name="Tabelle1.D2" office:value-type="string">
            <text:p text:style-name="P14"/>
          </table:table-cell>
        </table:table-row>
        <table:table-row>
          <table:table-cell table:style-name="Tabelle1.A2" office:value-type="string">
            <text:p text:style-name="P15">delete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>x</text:p>
          </table:table-cell>
          <table:table-cell table:style-name="Tabelle1.D2" office:value-type="string">
            <text:p text:style-name="P14"/>
          </table:table-cell>
        </table:table-row>
        <table:table-row table:style-name="Tabelle1.8">
          <table:table-cell table:style-name="Tabelle1.A2" office:value-type="string">
            <text:p text:style-name="P15">download</text:p>
          </table:table-cell>
          <table:table-cell table:style-name="Tabelle1.A2" office:value-type="string">
            <text:p text:style-name="P15">x</text:p>
          </table:table-cell>
          <table:table-cell table:style-name="Tabelle1.A2" office:value-type="string">
            <text:p text:style-name="P15"/>
          </table:table-cell>
          <table:table-cell table:style-name="Tabelle1.D2" office:value-type="string">
            <text:p text:style-name="P14"/>
          </table:table-cell>
        </table:table-row>
      </table:table>
      <text:p text:style-name="P13"/>
      <text:p text:style-name="Example"><text:tab/>Examples:</text:p>
      <text:p text:style-name="Example"><text:tab/><text:tab/>The following role defined:</text:p>
      <text:p text:style-name="Example"><text:tab/><text:tab/></text:p>
      <text:p text:style-name="Example"><text:tab/><text:tab/>Senior Developer:</text:p>
      <text:p text:style-name="Example"><text:tab/><text:tab/><text:tab/>Todo: (read, write, access)</text:p>
      <text:p text:style-name="Example"><text:tab/><text:tab/><text:tab/>Files: (read, access)</text:p>
      <text:p text:style-name="Example"/>
      <text:p text:style-name="Example"><text:tab/><text:tab/>User 1 is a</text:p>
      <text:p text:style-name="Example"><text:tab/><text:tab/><text:tab/>Senior developer on Project 1</text:p>
      <text:p text:style-name="Example"/>
      <text:p text:style-name="Example"><text:tab/><text:tab/>In the Project 1 there are the following todos:</text:p>
      <text:list text:style-name="L5">
        <text:list-item>
          <text:p text:style-name="P37">Write a documentation<text:tab/><text:tab/>to be done on 06.05.2006</text:p>
          <text:p text:style-name="P37">There is no user specified access on this todo</text:p>
        </text:list-item>
        <text:list-item>
          <text:p text:style-name="P37">Buy a new PC<text:tab/><text:tab/><text:tab/>to be done on 06.06.2006</text:p>
          <text:p text:style-name="P37">No access</text:p>
        </text:list-item>
        <text:list-item>
          <text:p text:style-name="P37">Call Mr. Hanson<text:tab/><text:tab/><text:tab/>to be done on 04.05.2006</text:p>
          <text:p text:style-name="P37">User 1 has read access on this todo</text:p>
        </text:list-item>
      </text:list>
      <text:p text:style-name="P9"/>
      <text:p text:style-name="P9"><text:tab/><text:tab/>And the following files:</text:p>
      <text:list text:style-name="L6">
        <text:list-item>
          <text:p text:style-name="P43">Project_Concept.doc</text:p>
        </text:list-item>
      </text:list>
      <text:list text:style-name="L5" text:continue-numbering="true">
        <text:list-header>
          <text:p text:style-name="P37">User 1 has read, write access on this file</text:p>
        </text:list-header>
      </text:list>
      <text:p text:style-name="Example"/>
      <text:p text:style-name="Example"><text:tab/><text:tab/>So the resulting access for an item are:</text:p>
      <text:p text:style-name="Example"><text:tab/><text:tab/><text:tab/>On todo 1 „Write a documentation“ the User 1 can</text:p>
      <text:p text:style-name="Example"><text:tab/><text:tab/><text:tab/>read, write the item and has access to them, as there is no item</text:p>
      <text:p text:style-name="Example"><text:tab/><text:tab/><text:tab/>based entry.</text:p>
      <text:p text:style-name="Example"/>
      <text:p text:style-name="Example"><text:tab/><text:tab/><text:tab/>On todo 2 „Buy a new PC“ the User 1 can</text:p>
      <text:p text:style-name="Example"><text:tab/><text:tab/><text:tab/>do nothing:</text:p>
      <text:p text:style-name="Example"><text:span text:style-name="T2"><text:tab/><text:tab/><text:tab/>DACs: <text:tab/><text:tab/>none <text:tab/> <text:tab/><text:tab/>=&gt; </text:span><text:span text:style-name="T2"><draw:frame draw:style-name="fr1" draw:name="Object2" text:anchor-type="as-char" svg:width="1.351cm" svg:height="0.56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Example"><text:span text:style-name="T2"><text:tab/><text:tab/><text:tab/>RBAC: <text:tab/>read,write,access<text:tab/>=&gt; </text:span><text:span text:style-name="T2"><draw:frame draw:style-name="fr1" draw:name="Object3" text:anchor-type="as-char" svg:width="5.373cm" svg:height="0.563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Example"/>
      <text:p text:style-name="Example"><text:span text:style-name="T2"><text:tab/><text:tab/><text:tab/></text:span><text:span text:style-name="T2"><draw:frame draw:style-name="fr1" draw:name="Object1" text:anchor-type="as-char" svg:width="2.577cm" svg:height="0.561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Example"/>
      <text:p text:style-name="Example"><text:tab/><text:tab/><text:tab/>On todo 3 „Call Mr. Hamson“ the User 1 can</text:p>
      <text:p text:style-name="Example"><text:tab/><text:tab/><text:tab/>read:</text:p>
      <text:p text:style-name="Example"><text:span text:style-name="T2"><text:tab/><text:tab/><text:tab/>DACs: <text:tab/><text:tab/>read<text:tab/> <text:tab/><text:tab/>=&gt; </text:span><text:span text:style-name="T2"><draw:frame draw:style-name="fr1" draw:name="Object5" text:anchor-type="as-char" svg:width="2.387cm" svg:height="0.563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Example"><text:span text:style-name="T2"><text:tab/><text:tab/><text:tab/>RBAC: <text:tab/>read,write,access<text:tab/>=&gt; </text:span><text:span text:style-name="T2"><draw:frame draw:style-name="fr1" draw:name="Object6" text:anchor-type="as-char" svg:width="5.373cm" svg:height="0.563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Example"/>
      <text:p text:style-name="Example"><text:span text:style-name="T2"><text:tab/><text:tab/><text:tab/></text:span><text:span text:style-name="T2"><draw:frame draw:style-name="fr1" draw:name="Object4" text:anchor-type="as-char" svg:width="3.614cm" svg:height="0.563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Example"/>
      <text:p text:style-name="Example"><text:tab/><text:tab/><text:tab/>On file „Project_Concept.doc“ the User 1 can</text:p>
      <text:p text:style-name="Example"><text:tab/><text:tab/><text:tab/>read:</text:p>
      <text:p text:style-name="Example"><text:span text:style-name="T2"><text:tab/><text:tab/><text:tab/>DACs: <text:tab/><text:tab/>read,write<text:tab/><text:tab/>=&gt; </text:span><text:span text:style-name="T2"><draw:frame draw:style-name="fr1" draw:name="Object8" text:anchor-type="as-char" svg:width="3.836cm" svg:height="0.564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Example"><text:span text:style-name="T2"><text:tab/><text:tab/><text:tab/>RBAC: <text:tab/>read,access<text:tab/><text:tab/>=&gt; </text:span><text:span text:style-name="T2"><draw:frame draw:style-name="fr1" draw:name="Object9" text:anchor-type="as-char" svg:width="4.068cm" svg:height="0.563cm" draw:z-index="7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Example"/>
      <text:p text:style-name="Example"><text:span text:style-name="T2"><text:tab/><text:tab/><text:tab/></text:span><text:span text:style-name="T2"><draw:frame draw:style-name="fr2" draw:name="Object7" text:anchor-type="as-char" svg:y="-1.455cm" svg:width="3.614cm" svg:height="0.563cm" draw:z-index="8"><draw:object xlink:href="./Object 7" xlink:type="simple" xlink:show="embed" xlink:actuate="onLoad"/><draw:image xlink:href="./ObjectReplacements/Object 7" xlink:type="simple" xlink:show="embed" xlink:actuate="onLoad"/></draw:frame>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Example" style:family="paragraph" style:parent-style-name="Standard" style:master-page-name="">
      <style:paragraph-properties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Examples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RoleStyle" style:family="paragraph" style:parent-style-name="Standard" style:class="text">
      <style:paragraph-properties fo:margin-left="5.027cm" fo:margin-right="0cm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PHProjekt 6.0 Access Control</dc:title>
    <meta:initial-creator>David Parra</meta:initial-creator>
    <meta:creation-date>2007-07-06T12:46:04</meta:creation-date>
    <dc:creator>David Parra</dc:creator>
    <dc:date>2007-07-10T12:44:44</dc:date>
    <meta:printed-by>David Parra</meta:printed-by>
    <meta:print-date>2007-07-06T14:50:58</meta:print-date>
    <dc:language>de-DE</dc:language>
    <meta:editing-cycles>14</meta:editing-cycles>
    <meta:editing-duration>PT2H26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9" meta:page-count="4" meta:paragraph-count="133" meta:word-count="707" meta:character-count="408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row>
        <math:mrow>
          <math:msub>
            <math:mi>R</math:mi>
            <math:mn>1</math:mn>
          </math:msub>
          <math:mo math:stretchy="false">∩</math:mo>
          <math:msub>
            <math:mi>R</math:mi>
            <math:mn>2</math:mn>
          </math:msub>
        </math:mrow>
        <math:mo math:stretchy="false">=</math:mo>
        <math:mo math:stretchy="false">{</math:mo>
      </math:mrow>
      <math:mo math:stretchy="false">}</math:mo>
    </math:mrow>
    <math:annotation math:encoding="StarMath 5.0">rightarrow R_1 intersection R_2 = \{\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1</math:mn>
        </math:msub>
        <math:mo math:stretchy="false">=</math:mo>
        <math:mo math:stretchy="false">{</math:mo>
      </math:mrow>
      <math:mo math:stretchy="false">}</math:mo>
    </math:mrow>
    <math:annotation math:encoding="StarMath 5.0">R_1 = \{\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2</math:mn>
        </math:msub>
        <math:mo math:stretchy="false">=</math:mo>
        <math:mo math:stretchy="false">{</math:mo>
      </math:mrow>
      <math:mi math:fontstyle="italic">read</math:mi>
      <math:mi>,</math:mi>
      <math:mi math:fontstyle="italic">write</math:mi>
      <math:mi>,</math:mi>
      <math:mi math:fontstyle="italic">access</math:mi>
      <math:mo math:stretchy="false">}</math:mo>
    </math:mrow>
    <math:annotation math:encoding="StarMath 5.0">R_2 = \{read, write, access\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row>
        <math:mrow>
          <math:msub>
            <math:mi>R</math:mi>
            <math:mn>1</math:mn>
          </math:msub>
          <math:mo math:stretchy="false">∩</math:mo>
          <math:msub>
            <math:mi>R</math:mi>
            <math:mn>2</math:mn>
          </math:msub>
        </math:mrow>
        <math:mo math:stretchy="false">=</math:mo>
        <math:mo math:stretchy="false">{</math:mo>
      </math:mrow>
      <math:mi math:fontstyle="italic">read</math:mi>
      <math:mo math:stretchy="false">}</math:mo>
    </math:mrow>
    <math:annotation math:encoding="StarMath 5.0">rightarrow R_1 intersection R_2 = \{read\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1</math:mn>
        </math:msub>
        <math:mo math:stretchy="false">=</math:mo>
        <math:mo math:stretchy="false">{</math:mo>
      </math:mrow>
      <math:mi math:fontstyle="italic">read</math:mi>
      <math:mo math:stretchy="false">}</math:mo>
    </math:mrow>
    <math:annotation math:encoding="StarMath 5.0">R_1 = \{read\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2</math:mn>
        </math:msub>
        <math:mo math:stretchy="false">=</math:mo>
        <math:mo math:stretchy="false">{</math:mo>
      </math:mrow>
      <math:mi math:fontstyle="italic">read</math:mi>
      <math:mi>,</math:mi>
      <math:mi math:fontstyle="italic">write</math:mi>
      <math:mi>,</math:mi>
      <math:mi math:fontstyle="italic">access</math:mi>
      <math:mo math:stretchy="false">}</math:mo>
    </math:mrow>
    <math:annotation math:encoding="StarMath 5.0">R_2 = \{read, write, access\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row>
        <math:mrow>
          <math:msub>
            <math:mi>R</math:mi>
            <math:mn>1</math:mn>
          </math:msub>
          <math:mo math:stretchy="false">∩</math:mo>
          <math:msub>
            <math:mi>R</math:mi>
            <math:mn>2</math:mn>
          </math:msub>
        </math:mrow>
        <math:mo math:stretchy="false">=</math:mo>
        <math:mo math:stretchy="false">{</math:mo>
      </math:mrow>
      <math:mi math:fontstyle="italic">read</math:mi>
      <math:mo math:stretchy="false">}</math:mo>
    </math:mrow>
    <math:annotation math:encoding="StarMath 5.0">rightarrow R_1 intersection R_2 = \{read\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1</math:mn>
        </math:msub>
        <math:mo math:stretchy="false">=</math:mo>
        <math:mo math:stretchy="false">{</math:mo>
      </math:mrow>
      <math:mi math:fontstyle="italic">read</math:mi>
      <math:mi>,</math:mi>
      <math:mi math:fontstyle="italic">write</math:mi>
      <math:mo math:stretchy="false">}</math:mo>
    </math:mrow>
    <math:annotation math:encoding="StarMath 5.0">R_1 = \{read,write\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2</math:mn>
        </math:msub>
        <math:mo math:stretchy="false">=</math:mo>
        <math:mo math:stretchy="false">{</math:mo>
      </math:mrow>
      <math:mi math:fontstyle="italic">read</math:mi>
      <math:mi>,</math:mi>
      <math:mi math:fontstyle="italic">access</math:mi>
      <math:mo math:stretchy="false">}</math:mo>
    </math:mrow>
    <math:annotation math:encoding="StarMath 5.0">R_2 = \{read, access\}</math:annotation>
  </math:semantics>
</math:math>
</file>

<file path=VersionList.xml><?xml version="1.0" encoding="utf-8"?>
<VL:version-list xmlns:dc="http://purl.org/dc/elements/1.1/" xmlns:VL="http://openoffice.org/2001/versions-list">
  <VL:version-entry VL:title="Version1" VL:comment="" VL:creator="David Parra" dc:date-time="2007-07-07T11:55:27"/>
</VL:version-list>
</file>